
<file path=META-INF/manifest.xml><?xml version="1.0" encoding="utf-8"?>
<manifest:manifest xmlns:manifest="urn:oasis:names:tc:opendocument:xmlns:manifest:1.0" manifest:version="1.3">
  <manifest:file-entry manifest:full-path="styles.xml" manifest:media-type="text/xml"/>
  <manifest:file-entry manifest:full-path="/" manifest:version="1.3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fo="urn:oasis:names:tc:opendocument:xmlns:xsl-fo-compatible:1.0" xmlns:office="urn:oasis:names:tc:opendocument:xmlns:office:1.0" xmlns:dc="http://purl.org/dc/elements/1.1/" xmlns:oooc="http://openoffice.org/2004/calc" xmlns:style="urn:oasis:names:tc:opendocument:xmlns:style:1.0" xmlns:xsd="http://www.w3.org/2001/XMLSchema" xmlns:xlink="http://www.w3.org/1999/xlink" xmlns:dom="http://www.w3.org/2001/xml-events" xmlns:rpt="http://openoffice.org/2005/report" xmlns:text="urn:oasis:names:tc:opendocument:xmlns:text:1.0" xmlns:table="urn:oasis:names:tc:opendocument:xmlns:table:1.0" xmlns:form="urn:oasis:names:tc:opendocument:xmlns:form:1.0" xmlns:xforms="http://www.w3.org/2002/xforms" xmlns:of="urn:oasis:names:tc:opendocument:xmlns:of:1.2" xmlns:draw="urn:oasis:names:tc:opendocument:xmlns:drawing:1.0" xmlns:xhtml="http://www.w3.org/1999/xhtml" xmlns:ooow="http://openoffice.org/2004/writer" xmlns:chart="urn:oasis:names:tc:opendocument:xmlns:chart:1.0" xmlns:ooo="http://openoffice.org/2004/office" xmlns:presentation="urn:oasis:names:tc:opendocument:xmlns:presentation:1.0" xmlns:drawooo="http://openoffice.org/2010/draw" xmlns:field="urn:openoffice:names:experimental:ooo-ms-interop:xmlns:field:1.0" xmlns:svg="urn:oasis:names:tc:opendocument:xmlns:svg-compatible:1.0" xmlns:number="urn:oasis:names:tc:opendocument:xmlns:datastyle:1.0" xmlns:loext="urn:org:documentfoundation:names:experimental:office:xmlns:loext:1.0" xmlns:tableooo="http://openoffice.org/2009/table" xmlns:formx="urn:openoffice:names:experimental:ooxml-odf-interop:xmlns:form:1.0" xmlns:meta="urn:oasis:names:tc:opendocument:xmlns:meta:1.0" xmlns:grddl="http://www.w3.org/2003/g/data-view#" xmlns:dr3d="urn:oasis:names:tc:opendocument:xmlns:dr3d:1.0" xmlns:calcext="urn:org:documentfoundation:names:experimental:calc:xmlns:calcext:1.0" xmlns:script="urn:oasis:names:tc:opendocument:xmlns:script:1.0" xmlns:xsi="http://www.w3.org/2001/XMLSchema-instance" xmlns:css3t="http://www.w3.org/TR/css3-text/" xmlns:math="http://www.w3.org/1998/Math/MathML" office:version="1.3">
  <office:scripts/>
  <office:font-face-decls/>
  <office:automatic-styles>
    <style:style style:name="default-currency" style:family="table-cell" style:data-style-name="currency1"/>
    <style:style style:name="default-percent" style:family="table-cell" style:data-style-name="percent1"/>
    <style:style style:name="default-num" style:family="table-cell" style:data-style-name="num1"/>
    <style:style style:name="default-date" style:family="table-cell" style:data-style-name="date1"/>
    <style:style style:name="default-time" style:family="table-cell" style:data-style-name="time1"/>
    <style:style style:name="default-interval" style:family="table-cell" style:data-style-name="interval1"/>
    <style:style style:name="default-datetime" style:family="table-cell" style:data-style-name="datetime1"/>
    <style:style style:name="default-bool" style:family="table-cell" style:data-style-name="bool1"/>
    <number:boolean-style style:name="bool1" number:language="en" number:country="US">
      <number:boolean/>
    </number:boolean-style>
    <number:currency-style style:name="currency1" number:language="en" number:country="US">
      <number:currency-symbol number:language="en" number:country="US">$</number:currency-symbol>
      <number:text> </number:text>
      <number:number number:min-integer-digits="1" number:decimal-places="2" number:min-decimal-places="2" number:grouping="true"/>
    </number:currency-style>
    <number:date-style style:name="datetime1" number:language="en" number:country="US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time1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number:date-style style:name="date1" number:language="en" number:country="US">
      <number:month number:style="long"/>
      <number:text>/</number:text>
      <number:day number:style="long"/>
      <number:text>/</number:text>
      <number:year number:style="long"/>
    </number:date-style>
    <number:number-style style:name="num1" number:language="en" number:country="US">
      <number:number number:min-integer-digits="1" number:decimal-places="2"/>
    </number:number-style>
    <number:percentage-style style:name="percent1" number:language="en" number:country="US">
      <number:number number:min-integer-digits="1" number:decimal-places="2"/>
      <number:text>%</number:text>
    </number:percentage-style>
    <number:time-style style:name="interval1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spreadsheet>
      <table:table table:name="Sheet1"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Salary</text:p>
          </table:table-cell>
        </table:table-row>
        <table:table-row>
          <table:table-cell office:value-type="string">
            <text:p>John</text:p>
          </table:table-cell>
          <table:table-cell office:value-type="string">
            <text:p>100</text:p>
          </table:table-cell>
        </table:table-row>
        <table:table-row>
          <table:table-cell office:value-type="string">
            <text:p>Mick</text:p>
          </table:table-cell>
          <table:table-cell office:value-type="string">
            <text:p>200</text:p>
          </table:table-cell>
        </table:table-row>
        <table:table-row>
          <table:table-cell office:value-type="string">
            <text:p>Lolli</text:p>
          </table:table-cell>
          <table:table-cell office:value-type="string">
            <text:p>500</text:p>
          </table:table-cell>
        </table:table-row>
        <table:table-row>
          <table:table-cell office:value-type="string">
            <text:p>Jusne</text:p>
          </table:table-cell>
          <table:table-cell office:value-type="string">
            <text:p>1000</text:p>
          </table:table-cell>
        </table:table-row>
      </table:table>
      <table:table table:name="Sheet2">
        <table:table-column/>
        <table:table-column/>
        <table:table-row>
          <table:table-cell office:value-type="string">
            <text:p>Name</text:p>
          </table:table-cell>
          <table:table-cell office:value-type="string">
            <text:p>Salary</text:p>
          </table:table-cell>
        </table:table-row>
        <table:table-row>
          <table:table-cell office:value-type="string">
            <text:p>Marry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Tommy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John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usee</text:p>
          </table:table-cell>
          <table:table-cell office:value-type="string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math="http://www.w3.org/1998/Math/MathML" xmlns:css3t="http://www.w3.org/TR/css3-text/" xmlns:draw="urn:oasis:names:tc:opendocument:xmlns:drawing:1.0" xmlns:fo="urn:oasis:names:tc:opendocument:xmlns:xsl-fo-compatible:1.0" xmlns:office="urn:oasis:names:tc:opendocument:xmlns:office:1.0" xmlns:xlink="http://www.w3.org/1999/xlink" xmlns:dom="http://www.w3.org/2001/xml-events" xmlns:presentation="urn:oasis:names:tc:opendocument:xmlns:presentation:1.0" xmlns:calcext="urn:org:documentfoundation:names:experimental:calc:xmlns:calcext:1.0" xmlns:table="urn:oasis:names:tc:opendocument:xmlns:table:1.0" xmlns:tableooo="http://openoffice.org/2009/table" xmlns:xhtml="http://www.w3.org/1999/xhtml" xmlns:ooow="http://openoffice.org/2004/writer" xmlns:oooc="http://openoffice.org/2004/calc" xmlns:field="urn:openoffice:names:experimental:ooo-ms-interop:xmlns:field:1.0" xmlns:rpt="http://openoffice.org/2005/report" xmlns:drawooo="http://openoffice.org/2010/draw" xmlns:dc="http://purl.org/dc/elements/1.1/" xmlns:script="urn:oasis:names:tc:opendocument:xmlns:script:1.0" xmlns:meta="urn:oasis:names:tc:opendocument:xmlns:meta:1.0" xmlns:svg="urn:oasis:names:tc:opendocument:xmlns:svg-compatible:1.0" xmlns:loext="urn:org:documentfoundation:names:experimental:office:xmlns:loext:1.0" xmlns:of="urn:oasis:names:tc:opendocument:xmlns:of:1.2" xmlns:dr3d="urn:oasis:names:tc:opendocument:xmlns:dr3d:1.0" xmlns:form="urn:oasis:names:tc:opendocument:xmlns:form:1.0" xmlns:grddl="http://www.w3.org/2003/g/data-view#" xmlns:style="urn:oasis:names:tc:opendocument:xmlns:style:1.0" xmlns:chart="urn:oasis:names:tc:opendocument:xmlns:chart:1.0" xmlns:ooo="http://openoffice.org/2004/office" xmlns:number="urn:oasis:names:tc:opendocument:xmlns:datastyle:1.0" xmlns:text="urn:oasis:names:tc:opendocument:xmlns:text:1.0" office:version="1.3">
  <office:font-face-decls/>
  <office:styles/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office:version="1.3">
  <office:meta>
    <meta:generator>spreadsheet-ods 0.0.2</meta:generator>
    <meta:document-statistic meta:table-count="2" meta:cell-count="20" meta:object-count="0" meta:ole-object-count="0"/>
  </office:meta>
</office:document-meta>
</file>